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1536" calcext:value-type="float">
            <text:p>93.0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8888" calcext:value-type="float">
            <text:p>92.4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9728" calcext:value-type="float">
            <text:p>91.5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7688" calcext:value-type="float">
            <text:p>82.8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0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7616" calcext:value-type="float">
            <text:p>80.7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0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0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200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199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199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199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199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0568" calcext:value-type="float">
            <text:p>67.79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902</text:p>
          </table:table-cell>
          <table:table-cell office:value-type="string" calcext:value-type="string">
            <text:p>198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